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4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5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6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8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9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1" style:family="paragraph" style:parent-style-name="Text_20_body" style:list-style-name="L41">
      <style:paragraph-properties fo:line-height="150%"/>
      <style:text-properties style:font-name="Arial" fo:font-size="16pt" style:font-name-asian="Arial" style:font-size-asian="16pt" style:font-size-complex="16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7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</style:style>
    <style:style style:name="P95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96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97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98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99" style:family="paragraph" style:parent-style-name="Table_20_Contents" style:list-style-name="L42">
      <style:text-properties style:font-name="Verdana" fo:font-size="16pt" fo:background-color="#996600" style:font-size-asian="16pt" style:font-size-complex="16pt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color="#ff0000" fo:background-color="#f4cccc" style:language-asian="ja" style:country-asian="JP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7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2" style:family="text">
      <style:text-properties style:font-name="Verdana"/>
    </style:style>
    <style:style style:name="T13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fo:background-color="#ccff66" style:font-style-asian="italic" style:font-weight-asian="bold" style:font-style-complex="italic" style:font-weight-complex="bold"/>
    </style:style>
    <style:style style:name="T15" style:family="text">
      <style:text-properties fo:background-color="#ccff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line-through-style="solid" style:text-line-through-type="double"/>
    </style:style>
    <style:style style:name="T22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3" style:family="text">
      <style:text-properties fo:color="#3333ff"/>
    </style:style>
    <style:style style:name="T24" style:family="text">
      <style:text-properties style:language-asian="ja" style:country-asian="JP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3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3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2">@@#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6">http://localhost/Eclipse_Luna/Cake_IFM11/fx_test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6">http://localhost/Eclipse_Luna/Cake_IFM11/fx_test/fx_tester_T_1</text:span></text:a><text:span text:style-name="T16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6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<text:span text:style-name="T16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6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6">:\WORKS_2\WS\WS_Others.prog\prog\D-7\2_2\VIRTUAL\Admin_Projects\curr\data\csv_raw\(slice-by-day).</text:span><text:soft-page-break/><text:span text:style-name="T16">(AUDJPY-M5).(2020-05-13_2020-05-21).</text:span><text:span text:style-name="T16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5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6">C</text:span></text:a><text:span text:style-name="T11">:\Users\iwabuchiken\AppData\Roaming\MetaQuotes\Terminal\34</text:span><text:span text:style-name="T11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5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6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6">216</text:span></text:a><text:span text:style-name="T16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6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6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2"/>
      <text:p text:style-name="P16"><text:span text:style-name="T7">6.2.4_13</text:span><text:span text:style-name="T6">---------------------------------------------------------------------------</text:span></text:p>
      <text:p text:style-name="P19">[14] res free# JVEMV6 44#6.2_X / 44. currency / 6. obs / 2. demo result data / 20200911_172811</text:p>
      <text:p text:style-name="P7"/>
      <text:p text:style-name="P7">[do] <text:span text:style-name="T1">#_ </text:span></text:p>
      <text:list xml:id="list8371018549959173538" text:style-name="L1">
        <text:list-item>
          <text:p text:style-name="P33">REVIEW </text:p>
        </text:list-item>
        <text:list-item>
          <text:p text:style-name="P33">TASK : TASKS-26 (==&gt; the task code)</text:p>
          <text:list>
            <text:list-item>
              <text:list>
                <text:list-item>
                  <text:p text:style-name="P33">E:\fx</text:p>
                  <text:list>
                    <text:list-item>
                      <text:p text:style-name="P33">20200903_093746[eap-2.id-1].[AUDJPY-5].dir</text:p>
                    </text:list-item>
                    <text:list-item>
                      <text:p text:style-name="P78">20200904_094441[eap-2.id-1].[AUDJPY-5].dir</text:p>
                    </text:list-item>
                    <text:list-item>
                      <text:p text:style-name="P78"><text:soft-page-break/>20200904_221423[eap-2.id-1].[USDJPY-5].dir</text:p>
                    </text:list-item>
                  </text:list>
                </text:list-item>
                <text:list-item>
                  <text:p text:style-name="P33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3"><text:span text:style-name="T1">#_ </text:span>T-1.1 : 20200903_093746[eap-2.id-1].[AUDJPY-5].dir </text:p>
              <text:list>
                <text:list-item>
                  <text:p text:style-name="P33"/>
                </text:list-item>
              </text:list>
            </text:list-item>
          </text:list>
        </text:list-item>
      </text:list>
      <text:p text:style-name="P7">[next]</text:p>
      <text:list xml:id="list8582892101794148286" text:style-name="L2">
        <text:list-item>
          <text:p text:style-name="P34">TASK : TASKS-26 (==&gt; the task code)</text:p>
          <text:list>
            <text:list-item>
              <text:list>
                <text:list-item>
                  <text:p text:style-name="P34">E:\fx</text:p>
                  <text:list>
                    <text:list-item>
                      <text:p text:style-name="P34">20200904_094441[eap-2.id-1].[AUDJPY-5].dir</text:p>
                    </text:list-item>
                    <text:list-item>
                      <text:p text:style-name="P34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1_181429</text:span></text:p>
      <text:p text:style-name="P7"/>
      <text:p text:style-name="P12"/>
      <text:p text:style-name="P16"><text:span text:style-name="T7">6.2.4_14</text:span><text:span text:style-name="T6">---------------------------------------------------------------------------</text:span></text:p>
      <text:p text:style-name="P19">[15] res free# JVEMV6 44#6.2_X / 44. currency / 6. obs / 2. demo result data / 20200912_104905</text:p>
      <text:p text:style-name="P7"/>
      <text:p text:style-name="P7">[do] <text:span text:style-name="T1">#_ </text:span></text:p>
      <text:list xml:id="list8671481392244971747" text:style-name="L3">
        <text:list-item>
          <text:p text:style-name="P35">REVIEW </text:p>
        </text:list-item>
        <text:list-item>
          <text:p text:style-name="P35">TASK : TASKS-26 (==&gt; the task code)</text:p>
          <text:list>
            <text:list-item>
              <text:list>
                <text:list-item>
                  <text:p text:style-name="P35">E:\fx</text:p>
                  <text:list>
                    <text:list-item>
                      <text:p text:style-name="P35"><text:soft-page-break/><text:span text:style-name="T1">#_ </text:span>20200904_094441[eap-2.id-1].[AUDJPY-5].dir</text:p>
                    </text:list-item>
                    <text:list-item>
                      <text:p text:style-name="P35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5"><text:span text:style-name="T1">#_ </text:span>T-1.1 : 20200904_094441[eap-2.id-1].[AUDJPY-5].dir </text:p>
            </text:list-item>
            <text:list-item>
              <text:p text:style-name="P35"><text:span text:style-name="T1">#_ </text:span>T-1.2 : 20200904_221423[eap-2.id-1].[USDJPY-5].dir </text:p>
            </text:list-item>
            <text:list-item>
              <text:p text:style-name="P35"/>
            </text:list-item>
          </text:list>
        </text:list-item>
      </text:list>
      <text:p text:style-name="P7">[next]</text:p>
      <text:list xml:id="list802246605068672992" text:style-name="L4">
        <text:list-item>
          <text:p text:style-name="P36">TASK</text:p>
          <text:list>
            <text:list-item>
              <text:list>
                <text:list-item>
                  <text:p text:style-name="P36">20200907_140329[eap-2.id-1].[AUDJPY-5].dir</text:p>
                </text:list-item>
                <text:list-item>
                  <text:p text:style-name="P36">20200907_143149[eap-2.id-1].[AUDJPY-5].dir</text:p>
                </text:list-item>
                <text:list-item>
                  <text:p text:style-name="P36">20200908_094814[eap-2.id-1].[AUDJPY-5].dir</text:p>
                </text:list-item>
                <text:list-item>
                  <text:p text:style-name="P36">20200909_091350[eap-2.id-1].[AUDJPY-5].dir</text:p>
                </text:list-item>
                <text:list-item>
                  <text:p text:style-name="P36">20200910_093925[eap-2.id-1].[USDJPY-5].dir</text:p>
                </text:list-item>
                <text:list-item>
                  <text:p text:style-name="P3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2_112727</text:span></text:p>
      <text:p text:style-name="P12"/>
      <text:p text:style-name="P16"><text:span text:style-name="T7">13.48_X</text:span><text:span text:style-name="T6">---------------------------------------------------------------------------</text:span></text:p>
      <text:p text:style-name="P19">[1] res free# JVEMV6 44#13.48_X / 44. currency / 13. tasks / 48. comment-out:ea-6 / 20200913_110315</text:p>
      <text:p text:style-name="P9"/>
      <text:p text:style-name="P7">[do] <text:span text:style-name="T1">#_ </text:span></text:p>
      <text:list xml:id="list1710050376614064640" text:style-name="L5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37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lines</text:p>
                  <text:list>
                    <text:list-item>
                      <text:p text:style-name="P37"><text:span text:style-name="T1">#_ </text:span>326</text:p>
                    </text:list-item>
                    <text:list-item>
                      <text:p text:style-name="P37"><text:span text:style-name="T1">#_ </text:span>619 </text:p>
                    </text:list-item>
                    <text:list-item>
                      <text:p text:style-name="P37"><text:span text:style-name="T1">#_ </text:span>288</text:p>
                    </text:list-item>
                    <text:list-item>
                      <text:p text:style-name="P37"><text:span text:style-name="T1">#_ </text:span>1507</text:p>
                    </text:list-item>
                    <text:list-item>
                      <text:p text:style-name="P37"><text:span text:style-name="T1">#_ </text:span>1518</text:p>
                    </text:list-item>
                  </text:list>
                </text:list-item>
                <text:list-item>
                  <text:p text:style-name="P37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5963397608676122019" text:style-name="L6">
        <text:list-item>
          <text:p text:style-name="P38">TASK : COMP</text:p>
        </text:list-item>
      </text:list>
      <text:p text:style-name="P7">[further]</text:p>
      <text:p text:style-name="P7"><text:line-break/><text:span text:style-name="T15">[/ XXX] 20200913_112252</text:span></text:p>
      <text:p text:style-name="P9"/>
      <text:p text:style-name="P12"/>
      <text:p text:style-name="P9"/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573804006089171588" text:style-name="L7">
        <text:list-item>
          <text:p text:style-name="P39">REVIEW </text:p>
        </text:list-item>
        <text:list-item>
          <text:p text:style-name="P39">TASK</text:p>
          <text:list>
            <text:list-item>
              <text:list>
                <text:list-item>
                  <text:p text:style-name="P7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  <text:list-item>
              <text:p text:style-name="P39"><text:span text:style-name="T1">#_ </text:span>T-1.1 : 20200907_143149[eap-2.id-1].[AUDJPY-5].dir</text:p>
              <text:list>
                <text:list-item>
                  <text:p text:style-name="P39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8426959177985200731" text:style-name="L8">
        <text:list-item>
          <text:p text:style-name="P40">TASK</text:p>
          <text:list>
            <text:list-item>
              <text:list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3_115631</text:span></text:p>
      <text:p text:style-name="P7"/>
      <text:p text:style-name="P12"/>
      <text:p text:style-name="P7"><text:soft-page-break/></text:p>
      <text:p text:style-name="P16"><text:span text:style-name="T7">6.2.4_15</text:span><text:span text:style-name="T6">---------------------------------------------------------------------------</text:span></text:p>
      <text:p text:style-name="P19">[16] res free# JVEMV6 44#6.2_X / 44. currency / 6. obs / 2. demo result data / 20200914_112743</text:p>
      <text:p text:style-name="P7"/>
      <text:p text:style-name="P7">[do] <text:span text:style-name="T1">#_ </text:span></text:p>
      <text:list xml:id="list4335280455039522499" text:style-name="L9">
        <text:list-item>
          <text:p text:style-name="P41">REVIEW </text:p>
        </text:list-item>
        <text:list-item>
          <text:p text:style-name="P41">TASK</text:p>
          <text:list>
            <text:list-item>
              <text:list>
                <text:list-item>
                  <text:p text:style-name="P80">20200907_143149[eap-2.id-1].[AUDJPY-5].dir</text:p>
                </text:list-item>
                <text:list-item>
                  <text:p text:style-name="P83">20200908_094814[eap-2.id-1].[AUDJPY-5].dir</text:p>
                </text:list-item>
                <text:list-item>
                  <text:p text:style-name="P83">20200909_091350[eap-2.id-1].[AUDJPY-5].dir</text:p>
                </text:list-item>
                <text:list-item>
                  <text:p text:style-name="P90">20200910_093925[eap-2.id-1].[USDJPY-5].dir</text:p>
                </text:list-item>
                <text:list-item>
                  <text:p text:style-name="P90">20200911_181722[eap-2.id-1].[USDJPY-5].dir</text:p>
                </text:list-item>
              </text:list>
            </text:list-item>
            <text:list-item>
              <text:p text:style-name="P41"><text:span text:style-name="T1">#_ </text:span>T-1.1 : 20200908_094814[eap-2.id-1].[AUDJPY-5].dir </text:p>
            </text:list-item>
            <text:list-item>
              <text:p text:style-name="P41"><text:span text:style-name="T1">#_ </text:span>20200909_091350[eap-2.id-1].[AUDJPY-5].dir </text:p>
            </text:list-item>
            <text:list-item>
              <text:p text:style-name="P41"/>
            </text:list-item>
          </text:list>
        </text:list-item>
      </text:list>
      <text:p text:style-name="P7">[next]</text:p>
      <text:list xml:id="list7839129656248234053" text:style-name="L10">
        <text:list-item>
          <text:p text:style-name="P42">TASK</text:p>
          <text:list>
            <text:list-item>
              <text:list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4_121652</text:span></text:p>
      <text:p text:style-name="P7"/>
      <text:p text:style-name="P12"/>
      <text:p text:style-name="P7"><text:soft-page-break/></text:p>
      <text:p text:style-name="P16"><text:span text:style-name="T7">6.2.4_16</text:span><text:span text:style-name="T6">---------------------------------------------------------------------------</text:span></text:p>
      <text:p text:style-name="P19">[17] res free# JVEMV6 44#6.2_X / 44. currency / 6. obs / 2. demo result data / 20200915_163237</text:p>
      <text:p text:style-name="P7"/>
      <text:p text:style-name="P7">[do] <text:span text:style-name="T1">#_ </text:span></text:p>
      <text:list xml:id="list538669456827648988" text:style-name="L11">
        <text:list-item>
          <text:p text:style-name="P43">REVIEW </text:p>
        </text:list-item>
        <text:list-item>
          <text:p text:style-name="P43"><text:span text:style-name="T1">#_ </text:span>SEG-1 : TASKS-48.1</text:p>
          <text:list>
            <text:list-item>
              <text:p text:style-name="P43">S-1.1</text:p>
              <text:list>
                <text:list-item>
                  <text:p text:style-name="P43">==&gt; OK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<text:span text:style-name="T1">#_ </text:span>20200910_093925[eap-2.id-1].[USDJPY-5].dir</text:p>
                </text:list-item>
                <text:list-item>
                  <text:p text:style-name="P81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2756033230082098393" text:style-name="L12">
        <text:list-item>
          <text:p text:style-name="P44">TASK</text:p>
          <text:list>
            <text:list-item>
              <text:list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5_175719</text:span></text:p>
      <text:p text:style-name="P7"/>
      <text:p text:style-name="P12"/>
      <text:p text:style-name="P7"/>
      <text:p text:style-name="P16"><text:span text:style-name="T7">6.2.4_17</text:span><text:span text:style-name="T6">---------------------------------------------------------------------------</text:span></text:p>
      <text:p text:style-name="P19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2821017965042288432" text:style-name="L13">
        <text:list-item>
          <text:p text:style-name="P45">REVIEW </text:p>
        </text:list-item>
        <text:list-item>
          <text:p text:style-name="P45"><text:span text:style-name="T1">#_ </text:span>TASK-1 </text:p>
          <text:list>
            <text:list-item>
              <text:list>
                <text:list-item>
                  <text:p text:style-name="P45">20200911_181722[eap-2.id-1].[USDJPY-5].dir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<text:span text:style-name="T1">#_ </text:span>PROBLEM : “\app\Lib\utils\libfx.php (line 968) '$cntOf_TRs : 0'”</text:p>
                  <text:list>
                    <text:list-item>
                      <text:p text:style-name="P45">TRY-1 : review ==&gt; tickets-data list items → in statement file ?</text:p>
                      <text:list>
                        <text:list-item>
                          <text:p text:style-name="P45">==&gt; YES</text:p>
                        </text:list-item>
                      </text:list>
                    </text:list-item>
                    <text:list-item>
                      <text:p text:style-name="P45"><text:span text:style-name="T1">#_ </text:span>TRY-1.1 : statement file ==&gt; 9/11 and 9/10</text:p>
                      <text:list>
                        <text:list-item>
                          <text:p text:style-name="P45">9/10<text:tab/>==&gt; DetailedStatement.[u-j,M5,sell].[id=20117981].[20200913_112022].htm</text:p>
                        </text:list-item>
                        <text:list-item>
                          <text:p text:style-name="P45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5"><text:span text:style-name="T1">#_ </text:span>TRY-1.2 : 9/10 ==&gt; re-gen combined </text:p>
                      <text:list>
                        <text:list-item>
                          <text:p text:style-name="P45"><text:span text:style-name="T1">#_ </text:span>DUP : odt file</text:p>
                        </text:list-item>
                        <text:list-item>
                          <text:p text:style-name="P45"><text:span text:style-name="T1">#_ </text:span>search : #20200910_093925[eap-2.id-1].[USDJPY-5].dir ==&gt; <text:span text:style-name="T20">#20200916_133148</text:span></text:p>
                        </text:list-item>
                        <text:list-item>
                          <text:p text:style-name="P77">folder ==&gt; back to …/Logs</text:p>
                        </text:list-item>
                        <text:list-item>
                          <text:p text:style-name="P77">url ==&gt; access</text:p>
                        </text:list-item>
                        <text:list-item>
                          <text:p text:style-name="P77">==&gt; gen-ed</text:p>
                        </text:list-item>
                      </text:list>
                    </text:list-item>
                    <text:list-item>
                      <text:p text:style-name="P45"><text:span text:style-name="T1">#_ </text:span><text:span text:style-name="T20">FOUND : html output ==&gt; “'count($lo_LineOf_Ticket_Data) : 98'”</text:span></text:p>
                    </text:list-item>
                    <text:list-item>
                      <text:p text:style-name="P45"><text:span text:style-name="T1">#_ </text:span><text:span text:style-name="T20">TRY-2 : review ==&gt; [ea-6_tester-1].(20200911_181722).</text:span><text:span text:style-name="T20">(tickets-data).log</text:span></text:p>
                      <text:list>
                        <text:list-item>
                          <text:p text:style-name="P77"><text:soft-page-break/>compare with : [ea-6_tester-1].(20200910_093925).(tickets-data).log</text:p>
                        </text:list-item>
                        <text:list-item>
                          <text:p text:style-name="P77">===&gt; no diff</text:p>
                        </text:list-item>
                      </text:list>
                    </text:list-item>
                    <text:list-item>
                      <text:p text:style-name="P77">TRY-3 : review ==&gt; “\lib_fx_admin.php (line 1404)”</text:p>
                      <text:list>
                        <text:list-item>
                          <text:p text:style-name="P45"><text:span text:style-name="T20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20">http://localhost/Eclipse_Luna/Cake_IFM11/fx_utilities/util_3__Gen_Trading_Result_List?param_Dpath_File_Tickets_Data=C</text:span></text:a><text:span text:style-name="T20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5"><text:span text:style-name="T1">#_ </text:span><text:span text:style-name="T20">TRY-4 : fix the params, re-access</text:span></text:p>
                      <text:list>
                        <text:list-item>
                          <text:p text:style-name="P45"><text:span text:style-name="T20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20">(20200911_181722).(tickets-data).log&amp;param_Fname_File_Statement=DetailedStateme</text:span><text:soft-page-break/><text:span text:style-name="T20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77">===&gt; gen-ed</text:p>
                        </text:list-item>
                      </text:list>
                    </text:list-item>
                    <text:list-item>
                      <text:p text:style-name="P82">TRY-X : eclipse task : 44#fx-fix_in-44#6.2_combined-not-created-properly/1~</text:p>
                      <text:list>
                        <text:list-item>
                          <text:p text:style-name="P82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5"><text:s text:c="2"/></text:p>
                </text:list-item>
              </text:list>
            </text:list-item>
          </text:list>
        </text:list-item>
      </text:list>
      <text:p text:style-name="P7">[next]</text:p>
      <text:list xml:id="list5147813711088175181" text:style-name="L14">
        <text:list-item>
          <text:p text:style-name="P46">TASK</text:p>
          <text:list>
            <text:list-item>
              <text:list>
                <text:list-item>
                  <text:p text:style-name="P46">20200914_095555[eap-2.id-1].[USDJPY-5].dir</text:p>
                </text:list-item>
                <text:list-item>
                  <text:p text:style-name="P46">20200915_163128[eap-2.id-1].[USDJPY-5].dir</text:p>
                </text:list-item>
                <text:list-item>
                  <text:p text:style-name="P46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7"/>
      <text:p text:style-name="P16"><text:span text:style-name="T7">6.2.4_18</text:span><text:span text:style-name="T6">---------------------------------------------------------------------------</text:span></text:p>
      <text:p text:style-name="P19">[19] res free# JVEMV6 44#6.2_X / 44. currency / 6. obs / 2. demo result data / 20200917_104504</text:p>
      <text:p text:style-name="P7"/>
      <text:p text:style-name="P7">[do] <text:span text:style-name="T1">#_ </text:span></text:p>
      <text:list xml:id="list4628892024798321264" text:style-name="L15">
        <text:list-item>
          <text:p text:style-name="P47"><text:soft-page-break/>REVIEW </text:p>
        </text:list-item>
        <text:list-item>
          <text:p text:style-name="P47">TASK-1</text:p>
          <text:list>
            <text:list-item>
              <text:list>
                <text:list-item>
                  <text:p text:style-name="P84">20200914_095555[eap-2.id-1].[USDJPY-5].dir</text:p>
                </text:list-item>
                <text:list-item>
                  <text:p text:style-name="P91">20200915_163128[eap-2.id-1].[USDJPY-5].dir</text:p>
                </text:list-item>
                <text:list-item>
                  <text:p text:style-name="P91">20200916_094242[eap-2.id-1].[USDJPY-5].dir</text:p>
                </text:list-item>
              </text:list>
            </text:list-item>
            <text:list-item>
              <text:p text:style-name="P47"><text:span text:style-name="T1">#_ </text:span>T-1.1 : 20200914_095555[eap-2.id-1].[USDJPY-5].dir </text:p>
            </text:list-item>
            <text:list-item>
              <text:p text:style-name="P47"/>
            </text:list-item>
          </text:list>
        </text:list-item>
      </text:list>
      <text:p text:style-name="P7">[next]</text:p>
      <text:list xml:id="list687002455894991787" text:style-name="L16">
        <text:list-item>
          <text:p text:style-name="P48">TASK</text:p>
          <text:list>
            <text:list-item>
              <text:list>
                <text:list-item>
                  <text:p text:style-name="P48">20200915_163128[eap-2.id-1].[USDJPY-5].dir</text:p>
                </text:list-item>
                <text:list-item>
                  <text:p text:style-name="P48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19</text:span><text:span text:style-name="T6">---------------------------------------------------------------------------</text:span></text:p>
      <text:p text:style-name="P19">[20] res free# JVEMV6 44#6.2_X / 44. currency / 6. obs / 2. demo result data / 20200918_121859</text:p>
      <text:p text:style-name="P7"/>
      <text:p text:style-name="P7">[do] <text:span text:style-name="T1">#_ </text:span></text:p>
      <text:list xml:id="list7169680163577696263" text:style-name="L17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85">20200915_163128[eap-2.id-1].[USDJPY-5].dir</text:p>
                </text:list-item>
                <text:list-item>
                  <text:p text:style-name="P49">20200916_094242[eap-2.id-1].[USDJPY-5].dir</text:p>
                </text:list-item>
              </text:list>
            </text:list-item>
            <text:list-item>
              <text:p text:style-name="P49"><text:soft-page-break/>T-1.1 : 20200915_163128[eap-2.id-1].[USDJPY-5].dir</text:p>
            </text:list-item>
            <text:list-item>
              <text:p text:style-name="P49"/>
            </text:list-item>
          </text:list>
        </text:list-item>
      </text:list>
      <text:p text:style-name="P7">[next]</text:p>
      <text:list xml:id="list6061567155322815897" text:style-name="L18">
        <text:list-item>
          <text:p text:style-name="P50">TASK</text:p>
          <text:list>
            <text:list-item>
              <text:list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20200918_121842</text:span></text:p>
      <text:p text:style-name="P7"/>
      <text:p text:style-name="P12"/>
      <text:p text:style-name="P7"/>
      <text:p text:style-name="P16"><text:span text:style-name="T7">6.2.4_20</text:span><text:span text:style-name="T6">---------------------------------------------------------------------------</text:span></text:p>
      <text:p text:style-name="P19">[21] res free# JVEMV6 44#6.2_X / 44. currency / 6. obs / 2. demo result data / 20200919_103615</text:p>
      <text:p text:style-name="P7"/>
      <text:p text:style-name="P7">[do] <text:span text:style-name="T1">#_ </text:span></text:p>
      <text:list xml:id="list4005216511598345959" text:style-name="L19">
        <text:list-item>
          <text:p text:style-name="P51">REVIEW </text:p>
        </text:list-item>
        <text:list-item>
          <text:p text:style-name="P51">TASK-1 </text:p>
          <text:list>
            <text:list-item>
              <text:list>
                <text:list-item>
                  <text:p text:style-name="P86">20200916_094242[eap-2.id-1].[USDJPY-5].dir</text:p>
                </text:list-item>
              </text:list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4452225933766399590" text:style-name="L20">
        <text:list-item>
          <text:p text:style-name="P52">TASK</text:p>
          <text:list>
            <text:list-item>
              <text:list>
                <text:list-item>
                  <text:p text:style-name="P52">20200917_083009[eap-2.id-1].[USDJPY-5].dir</text:p>
                </text:list-item>
                <text:list-item>
                  <text:p text:style-name="P52">20200918_084904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soft-page-break/><text:line-break/><text:span text:style-name="T15">[/ XXX] 20200919_114726</text:span></text:p>
      <text:p text:style-name="P7"/>
      <text:p text:style-name="P12"/>
      <text:p text:style-name="P16"><text:span text:style-name="T7">6.2.4_21</text:span><text:span text:style-name="T6">---------------------------------------------------------------------------</text:span></text:p>
      <text:p text:style-name="P19">[22] res free# JVEMV6 44#6.2_X / 44. currency / 6. obs / 2. demo result data / 20200920_130626</text:p>
      <text:p text:style-name="P7"/>
      <text:p text:style-name="P7">[do] <text:span text:style-name="T1">#_ </text:span></text:p>
      <text:list xml:id="list319963629820219049" text:style-name="L21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87">20200917_083009[eap-2.id-1].[USDJPY-5].dir</text:p>
                </text:list-item>
                <text:list-item>
                  <text:p text:style-name="P87">20200918_084904[eap-2.id-1].[USDJPY-5].dir</text:p>
                </text:list-item>
              </text:list>
            </text:list-item>
            <text:list-item>
              <text:p text:style-name="P53">T-1.1 : 20200917_083009[eap-2.id-1].[USDJPY-5].dir 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235459" text:continue-numbering="true" text:style-name="L21">
        <text:list-item>
          <text:list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3694535408833342688" text:style-name="L22">
        <text:list-item>
          <text:p text:style-name="P54"/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oft-page-break/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1_140657</text:p>
      <text:p text:style-name="P7"/>
      <text:p text:style-name="P7">[do] <text:span text:style-name="T1">#_ </text:span></text:p>
      <text:list xml:id="list9031763062556011636" text:style-name="L23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20200918_084904[eap-2.id-1].[USDJPY-5].dir</text:p>
                </text:list-item>
              </text:list>
            </text:list-item>
          </text:list>
        </text:list-item>
      </text:list>
      <text:p text:style-name="P7">[next]</text:p>
      <text:list xml:id="list2498239848279945032" text:style-name="L24">
        <text:list-item>
          <text:p text:style-name="P56">TASK : 9/18, u/j, m5, sell </text:p>
          <text:list>
            <text:list-item>
              <text:p text:style-name="P56">==&gt; prev 4 consecu-down → graphing</text:p>
            </text:list-item>
          </text:list>
        </text:list-item>
        <text:list-item>
          <text:p text:style-name="P56">TASK-2</text:p>
          <text:list>
            <text:list-item>
              <text:p text:style-name="P56">a/j, m5, sell (sdcard)</text:p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22</text:span><text:span text:style-name="T6">---------------------------------------------------------------------------</text:span></text:p>
      <text:p text:style-name="P19">[23] res free# JVEMV6 44#6.2_X / 44. currency / 6. obs / 2. demo result data / 20200922_110102</text:p>
      <text:p text:style-name="P7"/>
      <text:p text:style-name="P7">[do] <text:span text:style-name="T1">#_ </text:span></text:p>
      <text:list xml:id="list595015068294610532" text:style-name="L25">
        <text:list-item>
          <text:p text:style-name="P57">REVIEW </text:p>
        </text:list-item>
        <text:list-item>
          <text:p text:style-name="P57"><text:span text:style-name="T1">#_ </text:span>TASK : 9/18, u/j, m5, sell</text:p>
          <text:list>
            <text:list-item>
              <text:list>
                <text:list-item>
                  <text:p text:style-name="P57"><text:soft-page-break/>==&gt; prev 4 consecu-<text:span text:style-name="T21">down</text:span> up → graphing</text:p>
                </text:list-item>
              </text:list>
            </text:list-item>
            <text:list-item>
              <text:p text:style-name="P57">T-1.1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2">C:\WORKS_2\WS\WS_Others.JVEMV6\JVEMV6\44_currency\10_prog-php\2_tester\tasks-26_manual.odt</text:p>
          </table:table-cell>
        </table:table-row>
        <table:table-row>
          <table:table-cell table:style-name="表6.A2" office:value-type="string">
            <text:p text:style-name="P2"/>
          </table:table-cell>
        </table:table-row>
      </table:table>
      <text:list xml:id="list32223016" text:continue-numbering="true" text:style-name="L25">
        <text:list-item>
          <text:list>
            <text:list-item>
              <text:list>
                <text:list-item>
                  <text:p text:style-name="P57"/>
                </text:list-item>
              </text:list>
            </text:list-item>
          </text:list>
        </text:list-item>
        <text:list-item>
          <text:p text:style-name="P57">TASK-2</text:p>
          <text:list>
            <text:list-item>
              <text:p text:style-name="P57">a/j, m5, sell (sdcard)</text:p>
              <text:list>
                <text:list-item>
                  <text:p text:style-name="P88">20200907_134721[eap-2.id-1].[AUDJPY-5].dir</text:p>
                </text:list-item>
                <text:list-item>
                  <text:p text:style-name="P57">20200908_103526[eap-2.id-1].[AUDJPY-5].dir</text:p>
                </text:list-item>
                <text:list-item>
                  <text:p text:style-name="P57">20200909_115319[eap-2.id-1].[AUDJPY-5].dir</text:p>
                </text:list-item>
                <text:list-item>
                  <text:p text:style-name="P57">20200910_093548[eap-2.id-1].[AUDJPY-5].dir</text:p>
                </text:list-item>
                <text:list-item>
                  <text:p text:style-name="P57">20200911_045656[eap-2.id-1].[AUDJPY-5].dir</text:p>
                </text:list-item>
                <text:list-item>
                  <text:p text:style-name="P57">20200914_094747[eap-2.id-1].[AUDJPY-5].dir</text:p>
                </text:list-item>
                <text:list-item>
                  <text:p text:style-name="P57">20200915_045322[eap-2.id-1].[AUDJPY-5].dir</text:p>
                </text:list-item>
                <text:list-item>
                  <text:p text:style-name="P57">20200916_143622[eap-2.id-1].[AUDJPY-5].dir</text:p>
                </text:list-item>
                <text:list-item>
                  <text:p text:style-name="P57">20200917_082627[eap-2.id-1].[AUDJPY-5].dir</text:p>
                </text:list-item>
                <text:list-item>
                  <text:p text:style-name="P57">20200918_084824[eap-2.id-1].[AUDJPY-5].dir</text:p>
                </text:list-item>
              </text:list>
            </text:list-item>
            <text:list-item>
              <text:p text:style-name="P57"><text:span text:style-name="T1">#_ </text:span>T-2.1 : 20200907_134721[eap-2.id-1].[AUDJPY-5].dir</text:p>
            </text:list-item>
          </text:list>
        </text:list-item>
        <text:list-item>
          <text:p text:style-name="P57">[further]</text:p>
        </text:list-item>
      </text:list>
      <text:p text:style-name="P7">[next]</text:p>
      <text:list xml:id="list2945486219490161827" text:style-name="L26">
        <text:list-item>
          <text:p text:style-name="P58">TASK</text:p>
          <text:list>
            <text:list-item>
              <text:list>
                <text:list-item>
                  <text:p text:style-name="P89">20200908_103526[eap-2.id-1].[AUDJPY-5].dir</text:p>
                </text:list-item>
                <text:list-item>
                  <text:p text:style-name="P58">20200909_115319[eap-2.id-1].[AUDJPY-5].dir</text:p>
                </text:list-item>
                <text:list-item>
                  <text:p text:style-name="P58">20200910_093548[eap-2.id-1].[AUDJPY-5].dir</text:p>
                </text:list-item>
                <text:list-item>
                  <text:p text:style-name="P58">20200911_045656[eap-2.id-1].[AUDJPY-5].dir</text:p>
                </text:list-item>
                <text:list-item>
                  <text:p text:style-name="P58">20200914_094747[eap-2.id-1].[AUDJPY-5].dir</text:p>
                </text:list-item>
                <text:list-item>
                  <text:p text:style-name="P58"><text:soft-page-break/>20200915_045322[eap-2.id-1].[AUDJPY-5].dir</text:p>
                </text:list-item>
                <text:list-item>
                  <text:p text:style-name="P58">20200916_143622[eap-2.id-1].[AUDJPY-5].dir</text:p>
                </text:list-item>
                <text:list-item>
                  <text:p text:style-name="P58">20200917_082627[eap-2.id-1].[AUDJPY-5].dir</text:p>
                </text:list-item>
                <text:list-item>
                  <text:p text:style-name="P58">20200918_084824[eap-2.id-1].[AU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5">[/ XXX] </text:span></text:p>
      <text:p text:style-name="P7"/>
      <text:p text:style-name="P12"/>
      <text:p text:style-name="P16"><text:span text:style-name="T7">6.2.4_X</text:span><text:span text:style-name="T6">---------------------------------------------------------------------------</text:span></text:p>
      <text:p text:style-name="P19">[1] res free# JVEMV6 44#TASKS_49 / 44. currency / TASKS-49. combined-list-gen-stats / 20200924_112321</text:p>
      <text:p text:style-name="P11"/>
      <text:p text:style-name="P7">[do] <text:span text:style-name="T1">#_ </text:span></text:p>
      <text:list xml:id="list8063120817940512582" text:style-name="L27">
        <text:list-item>
          <text:p text:style-name="P59">REVIEW </text:p>
        </text:list-item>
        <text:list-item>
          <text:p text:style-name="P59">TASK-1</text:p>
          <text:list>
            <text:list-item>
              <text:p text:style-name="P59"><text:span text:style-name="T1">#_ </text:span>T-1.1 : re-look codes</text:p>
            </text:list-item>
            <text:list-item>
              <text:p text:style-name="P59"><text:span text:style-name="T1">#_ </text:span>T-1.2 : //code:20200924_112838</text:p>
              <text:list>
                <text:list-item>
                  <text:p text:style-name="P59">CODE : gen → total</text:p>
                </text:list-item>
                <text:list-item>
                  <text:p text:style-name="P59">sample ==&gt; 20200908_103526[eap-2.id-1].[AUDJPY-5].dir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<text:span text:style-name="T1">#_ </text:span>T-1.3 : minus, plus</text:p>
              <text:list>
                <text:list-item>
                  <text:p text:style-name="P59">==&gt; OK</text:p>
                </text:list-item>
              </text:list>
            </text:list-item>
            <text:list-item>
              <text:p text:style-name="P59"><text:span text:style-name="T1">#_ </text:span>T-1.4 : BB.loc ==&gt; 1, minus order</text:p>
              <text:list>
                <text:list-item>
                  <text:p text:style-name="P59"><text:soft-page-break/>CODE</text:p>
                </text:list-item>
                <text:list-item>
                  <text:p text:style-name="P59">==&gt; OK</text:p>
                </text:list-item>
              </text:list>
            </text:list-item>
            <text:list-item>
              <text:p text:style-name="P59">T-1.5 : codes ==&gt; to a new func</text:p>
              <text:list>
                <text:list-item>
                  <text:p text:style-name="P59">CODE : //code:20200924_112838</text:p>
                  <text:list>
                    <text:list-item>
                      <text:p text:style-name="P59">util_3__Gen_Trading_Result_List__Gen_Stats</text:p>
                    </text:list-item>
                  </text:list>
                </text:list-item>
              </text:list>
            </text:list-item>
            <text:list-item>
              <text:p text:style-name="P59">T-1.6 : BB.loc ==&gt; 1~3</text:p>
              <text:list>
                <text:list-item>
                  <text:p text:style-name="P59">CODE : //code:20200924_115713</text:p>
                </text:list-item>
                <text:list-item>
                  <text:p text:style-name="P59">==&gt; OK</text:p>
                </text:list-item>
              </text:list>
            </text:list-item>
            <text:list-item>
              <text:p text:style-name="P59">T-1.7 : 1 ~ 6</text:p>
              <text:list>
                <text:list-item>
                  <text:p text:style-name="P59">CODE : //code:20200924_121037</text:p>
                </text:list-item>
                <text:list-item>
                  <text:p text:style-name="P59">TEST ==&gt; OK</text:p>
                </text:list-item>
              </text:list>
            </text:list-item>
            <text:list-item>
              <text:p text:style-name="P59">T-1.8 : order in plus, 1 ~ 6</text:p>
              <text:list>
                <text:list-item>
                  <text:p text:style-name="P59">CODE : //code:20200924_122109</text:p>
                </text:list-item>
                <text:list-item>
                  <text:p text:style-name="P59">==&gt; OK</text:p>
                </text:list-item>
              </text:list>
            </text:list-item>
          </text:list>
        </text:list-item>
      </text:list>
      <text:p text:style-name="P7">[next]</text:p>
      <text:list xml:id="list2202819605527762465" text:style-name="L28">
        <text:list-item>
          <text:p text:style-name="P60">TASK : cont. (TASKS-49)</text:p>
          <text:list>
            <text:list-item>
              <text:p text:style-name="P60">sum of total, ….</text:p>
            </text:list-item>
          </text:list>
        </text:list-item>
      </text:list>
      <text:p text:style-name="P7">[further]</text:p>
      <text:p text:style-name="P7"><text:span text:style-name="T7"><text:line-break/></text:span><text:span text:style-name="T14">[/ XXX] 20200924_122449</text:span></text:p>
      <text:p text:style-name="P7"/>
      <text:p text:style-name="P12"/>
      <text:p text:style-name="P16"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5_105653</text:p>
      <text:p text:style-name="P7"><text:soft-page-break/></text:p>
      <text:p text:style-name="P7">[do] <text:span text:style-name="T1">#_ </text:span></text:p>
      <text:list xml:id="list2605768433948962327" text:style-name="L29">
        <text:list-item>
          <text:p text:style-name="P61">REVIEW </text:p>
        </text:list-item>
        <text:list-item>
          <text:p text:style-name="P61"><text:span text:style-name="T1">#_ </text:span>SEG-1 : <text:span text:style-name="T23">20200908_103526[eap-2.id-1].[AUDJPY-5].dir</text:span></text:p>
          <text:list>
            <text:list-item>
              <text:list>
                <text:list-item>
                  <text:p text:style-name="P61">==&gt; gen graph</text:p>
                </text:list-item>
              </text:list>
            </text:list-item>
          </text:list>
        </text:list-item>
        <text:list-item>
          <text:p text:style-name="P61">SEG-2 : TASKS-50 </text:p>
          <text:list>
            <text:list-item>
              <text:p text:style-name="P61">S-2.1</text:p>
              <text:list>
                <text:list-item>
                  <text:p text:style-name="P61">new file : C:\WORKS_2\WS\Eclipse_Luna\Cake_IFM11\app\Lib\utils\fx\TASKS-50_gen-url.php</text:p>
                </text:list-item>
                <text:list-item>
                  <text:p text:style-name="P61">CODE</text:p>
                </text:list-item>
                <text:list-item>
                  <text:p text:style-name="P61"/>
                </text:list-item>
              </text:list>
            </text:list-item>
          </text:list>
        </text:list-item>
        <text:list-item>
          <text:p text:style-name="P61">TASK-1 : 20200909_115319[eap-2.id-1].[AUDJPY-5].dir</text:p>
          <text:list>
            <text:list-item>
              <text:p text:style-name="P61">T-1.1</text:p>
              <text:list>
                <text:list-item>
                  <text:p text:style-name="P61">==&gt; HALT</text:p>
                </text:list-item>
              </text:list>
            </text:list-item>
          </text:list>
        </text:list-item>
      </text:list>
      <text:p text:style-name="P7">[next]</text:p>
      <text:list xml:id="list4867576293269658943" text:style-name="L30">
        <text:list-item>
          <text:p text:style-name="P62">TASK : <text:s/>TASKS-50 (same session label : <text:span text:style-name="T13">[XX] res free# JVEMV6 44#TASKS_49 / 44. currency / TASKS-49. combined-list-gen-stats / XXX</text:span> )</text:p>
          <text:list>
            <text:list-item>
              <text:p text:style-name="P62">//next:20200925_120949</text:p>
            </text:list-item>
            <text:list-item>
              <text:p text:style-name="P62">==&gt; then, <text:span text:style-name="T24">gen combined : <text:s/>20200909_115319</text:span></text:p>
            </text:list-item>
          </text:list>
        </text:list-item>
      </text:list>
      <text:p text:style-name="P7">[further]</text:p>
      <text:p text:style-name="P7"><text:line-break/><text:span text:style-name="T15">[/ XXX] 20200925_120848</text:span></text:p>
      <text:p text:style-name="P7"/>
      <text:p text:style-name="P12"/>
      <text:p text:style-name="P16"><text:soft-page-break/><text:span text:style-name="T7">6.2.4_1</text:span><text:span text:style-name="T6">---------------------------------------------------------------------------</text:span></text:p>
      <text:p text:style-name="P19">[2] res free# JVEMV6 44#TASKS_49 / 44. currency / TASKS-49. combined-list-gen-stats / 20200926_153403</text:p>
      <text:p text:style-name="P7"/>
      <text:p text:style-name="P7">[do] <text:span text:style-name="T1">#_ </text:span></text:p>
      <text:list xml:id="list4018645376100548684" text:style-name="L31">
        <text:list-item>
          <text:p text:style-name="P63"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//next:20200925_120949</text:p>
                </text:list-item>
                <text:list-item>
                  <text:p text:style-name="P63">==&gt; then, <text:span text:style-name="T24">gen combined : <text:s/>20200909_115319</text:span></text:p>
                </text:list-item>
              </text:list>
            </text:list-item>
            <text:list-item>
              <text:p text:style-name="P75">T-1.1 : TASK-50 / feature-1</text:p>
              <text:list>
                <text:list-item>
                  <text:p text:style-name="P75">CODE </text:p>
                  <text:list>
                    <text:list-item>
                      <text:p text:style-name="P75">new FUNC : tasks_50_Gen_URL_For_Combined_Trade_Result_List()</text:p>
                    </text:list-item>
                    <text:list-item>
                      <text:p text:style-name="P75">//head:20200926_154503</text:p>
                    </text:list-item>
                    <text:list-item>
                      <text:p text:style-name="P75">ctp file</text:p>
                      <text:list>
                        <text:list-item>
                          <text:p text:style-name="P75">C/P</text:p>
                        </text:list-item>
                        <text:list-item>
                          <text:p text:style-name="P75">rename</text:p>
                        </text:list-item>
                      </text:list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T-1.2 : </text:p>
              <text:list>
                <text:list-item>
                  <text:p text:style-name="P75">C/P : build_URL // \utils\fx\TASKS-50_gen-url.php</text:p>
                  <text:list>
                    <text:list-item>
                      <text:p text:style-name="P75">to ==&gt; FxUtilitiesController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63"><text:span text:style-name="T2">#_ </text:span><text:span text:style-name="T24">T-1.3 : git</text:span></text:p>
            </text:list-item>
          </text:list>
        </text:list-item>
        <text:list-item>
          <text:p text:style-name="P75">TASK-2 : TASK-50 / feature-2 ==&gt; use param</text:p>
          <text:list>
            <text:list-item>
              <text:p text:style-name="P75">T-2.1 : no param ==&gt; dirpath only</text:p>
              <text:list>
                <text:list-item>
                  <text:p text:style-name="P75"><text:soft-page-break/>CODE</text:p>
                </text:list-item>
                <text:list-item>
                  <text:p text:style-name="P75">==&gt; OK</text:p>
                </text:list-item>
              </text:list>
            </text:list-item>
            <text:list-item>
              <text:p text:style-name="P75">T-2.2 : use param</text:p>
              <text:list>
                <text:list-item>
                  <text:p text:style-name="P75">CODE</text:p>
                </text:list-item>
                <text:list-item>
                  <text:p text:style-name="P75">==&gt; OK</text:p>
                  <text:list>
                    <text:list-item>
                      <text:p text:style-name="P63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param_NameOf_Dir=20200910_093548[eap-2.id-1].[AUDJPY-5].dir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[next]</text:p>
      <text:list xml:id="list5032973964227684263" text:style-name="L32">
        <text:list-item>
          <text:p text:style-name="P64">TASK : TASKS-50 / feature – 3</text:p>
          <text:list>
            <text:list-item>
              <text:p text:style-name="P64">build_URL ==&gt; return array of urls</text:p>
            </text:list-item>
            <text:list-item>
              <text:p text:style-name="P64">//next:20200926_172225</text:p>
            </text:list-item>
          </text:list>
        </text:list-item>
      </text:list>
      <text:p text:style-name="P7">[further]</text:p>
      <text:p text:style-name="P7"><text:line-break/><text:span text:style-name="T15">[/ XXX] 20200926_171858</text:span></text:p>
      <text:p text:style-name="P7"/>
      <text:p text:style-name="P12"/>
      <text:p text:style-name="P16"><text:span text:style-name="T7">6.2.4_23</text:span><text:span text:style-name="T6">---------------------------------------------------------------------------</text:span></text:p>
      <text:p text:style-name="P19">[24] res free# JVEMV6 44#6.2_X / 44. currency / 6. obs / 2. demo result data / 20200926_172348</text:p>
      <text:p text:style-name="P7"/>
      <text:p text:style-name="P7"/>
      <text:p text:style-name="P7"/>
      <text:p text:style-name="P7"><text:soft-page-break/>[do] <text:span text:style-name="T1">#_ </text:span></text:p>
      <text:list xml:id="list7747161475427737400" text:style-name="L33">
        <text:list-item>
          <text:p text:style-name="P65">REVIEW </text:p>
        </text:list-item>
        <text:list-item>
          <text:p text:style-name="P65">TASK-1 : #20200909_115319[eap-2.id-1].[AUDJPY-5].dir</text:p>
        </text:list-item>
      </text:list>
      <text:p text:style-name="P7">[next]</text:p>
      <text:list xml:id="list6921131673213935745" text:style-name="L34">
        <text:list-item>
          <text:p text:style-name="P66">TASK : ==&gt; further</text:p>
        </text:list-item>
      </text:list>
      <text:p text:style-name="P7">[further]</text:p>
      <text:p text:style-name="P7"><text:line-break/><text:span text:style-name="T15">[/ XXX] 20200926_174602</text:span></text:p>
      <text:p text:style-name="P7"/>
      <text:p text:style-name="P12"/>
      <text:p text:style-name="P7"><text:span text:style-name="T13">6.2.4_2</text:span>---------------------------------------------------------------------------</text:p>
      <text:p text:style-name="P94"><text:span text:style-name="T7">[3] res free# JVEMV6 44#TASKS_49 / 44. currency / TASKS-49. combined-list-gen-stats / 20200927_110318</text:span></text:p>
      <text:p text:style-name="P7"/>
      <text:p text:style-name="P7">[do] <text:span text:style-name="T1">#_ </text:span></text:p>
      <text:list xml:id="list1561757261356357201" text:style-name="L35">
        <text:list-item>
          <text:p text:style-name="P67">REVIEW </text:p>
        </text:list-item>
        <text:list-item>
          <text:p text:style-name="P67">TASK : TASKS-50 / feature – 3</text:p>
          <text:list>
            <text:list-item>
              <text:list>
                <text:list-item>
                  <text:p text:style-name="P67">build_URL ==&gt; return array of urls</text:p>
                </text:list-item>
                <text:list-item>
                  <text:p text:style-name="P67">//next:20200926_172225</text:p>
                </text:list-item>
              </text:list>
            </text:list-item>
            <text:list-item>
              <text:p text:style-name="P67">T-1.1 : func “build_URL” ==&gt; return array</text:p>
              <text:list>
                <text:list-item>
                  <text:p text:style-name="P67">CODE</text:p>
                  <text:list>
                    <text:list-item>
                      <text:p text:style-name="P67">new FUNC : build_URL__Get_Url()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7"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http://localhost/Eclipse_Luna/Cake_IFM11/fx_utilities/tasks_50_Gen_URL_For_Combined_Trade_Result_List?</text:span></text:a><text:soft-page-break/><text:a xlink:type="simple" xlink:href="http://localhost/Eclipse_Luna/Cake_IFM11/fx_utilities/tasks_50_Gen_URL_For_Combined_Trade_Result_List?param_NameOf_Dir=20200910_093548[eap-2.id-1].[AUDJPY-5].dir" text:style-name="Internet_20_link" text:visited-style-name="Visited_20_Internet_20_Link"><text:span text:style-name="T24">param_NameOf_Dir=20200910_093548[eap-2.id-1].[AUDJPY-5].dir</text:span></text:a></text:p>
          </table:table-cell>
        </table:table-row>
        <table:table-row>
          <table:table-cell table:style-name="表7.A2" office:value-type="string">
            <text:p text:style-name="P7"/>
          </table:table-cell>
        </table:table-row>
      </table:table>
      <text:list xml:id="list32227180" text:continue-numbering="true" text:style-name="L35">
        <text:list-item>
          <text:list>
            <text:list-item>
              <text:p text:style-name="P67">T-1.2 : func “build_URL” ==&gt; return array</text:p>
              <text:list>
                <text:list-item>
                  <text:p text:style-name="P67">CODE : //code:20200927_112725, //code:20200927_112743</text:p>
                </text:list-item>
                <text:list-item>
                  <text:p text:style-name="P67">TEST : dummy dirname ==&gt; one</text:p>
                  <text:list>
                    <text:list-item>
                      <text:p text:style-name="P67"><text:s/>==&gt; OK</text:p>
                    </text:list-item>
                  </text:list>
                </text:list-item>
                <text:list-item>
                  <text:p text:style-name="P67">TEST : dummy dirname ==&gt; two dirnames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T-1.3 : func “build_URL()” ==&gt; add param : $aryOf_Dir_Names</text:p>
              <text:list>
                <text:list-item>
                  <text:p text:style-name="P67">CODE : //head:20200926_112333</text:p>
                </text:list-item>
                <text:list-item>
                  <text:p text:style-name="P67">TEST ==&gt; no error ? → YES</text:p>
                </text:list-item>
                <text:list-item>
                  <text:p text:style-name="P67">TEST : 3 dir names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  <text:list-item>
              <text:p text:style-name="P67"><text:span text:style-name="T1">#_ </text:span>T-1.4 : view ==&gt; add dir name</text:p>
              <text:list>
                <text:list-item>
                  <text:p text:style-name="P67">CODE : tasks_50_Gen_URL_For_Combined_Trade_Result_List()</text:p>
                  <text:list>
                    <text:list-item>
                      <text:p text:style-name="P67">//code:20200927_113830</text:p>
                    </text:list-item>
                    <text:list-item>
                      <text:p text:style-name="P67">//code:20200927_112743 (template)</text:p>
                    </text:list-item>
                  </text:list>
                </text:list-item>
                <text:list-item>
                  <text:p text:style-name="P67">TEST : re-load page</text:p>
                  <text:list>
                    <text:list-item>
                      <text:p text:style-name="P67">==&gt; OK</text:p>
                    </text:list-item>
                  </text:list>
                </text:list-item>
                <text:list-item>
                  <text:p text:style-name="P67">TEST : open a link</text:p>
                  <text:list>
                    <text:list-item>
                      <text:p text:style-name="P67">20200911_045656[eap-2.id-1].[AUDJPY-5].dir</text:p>
                    </text:list-item>
                    <text:list-item>
                      <text:p text:style-name="P67">==&gt; PROBLEM : url → all same dir name</text:p>
                    </text:list-item>
                    <text:list-item>
                      <text:p text:style-name="P67"><text:soft-page-break/>TRY : review code</text:p>
                      <text:list>
                        <text:list-item>
                          <text:p text:style-name="P67">build_URL($aryOf_Dir_Names)</text:p>
                        </text:list-item>
                        <text:list-item>
                          <text:p text:style-name="P67">//fix:20200927_114737</text:p>
                        </text:list-item>
                        <text:list-item>
                          <text:p text:style-name="P67">FOUND : func “build_URL__Get_Url” ==&gt; param → using “$nameOf_Dir”</text:p>
                          <text:list>
                            <text:list-item>
                              <text:p text:style-name="P67">==&gt; change to : “$name”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TEST : re-load page</text:p>
                      <text:list>
                        <text:list-item>
                          <text:p text:style-name="P67">==&gt; PROBLEM : resulting list of urls → missing an entry for “20200909_115319”</text:p>
                        </text:list-item>
                      </text:list>
                    </text:list-item>
                    <text:list-item>
                      <text:p text:style-name="P67">TRY : review code → build_URL($aryOf_Dir_Names)</text:p>
                      <text:list>
                        <text:list-item>
                          <text:p text:style-name="P67">FOUND ==&gt; “20200909_115319” → actual dir name is change to “#20200909_115319”</text:p>
                        </text:list-item>
                      </text:list>
                    </text:list-item>
                    <text:list-item>
                      <text:p text:style-name="P67">TRY : “$aryOf_Dir_Names” ==&gt; omit “20200909_115319”, add “20200914_094747[eap-2.id-1].[AUDJPY-5].dir”</text:p>
                    </text:list-item>
                    <text:list-item>
                      <text:p text:style-name="P67"><text:span text:style-name="T1">#_ </text:span>TEST</text:p>
                      <text:list>
                        <text:list-item>
                          <text:p text:style-name="P67">re-load page</text:p>
                        </text:list-item>
                        <text:list-item>
                          <text:p text:style-name="P67"><text:s/>==&gt; OK</text:p>
                        </text:list-item>
                      </text:list>
                    </text:list-item>
                    <text:list-item>
                      <text:p text:style-name="P67">TEST : open a link </text:p>
                      <text:list>
                        <text:list-item>
                          <text:p text:style-name="P67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T-1.X : open a link</text:p>
            </text:list-item>
            <text:list-item>
              <text:p text:style-name="P67"/>
            </text:list-item>
          </text:list>
        </text:list-item>
      </text:list>
      <text:p text:style-name="P7">[next]</text:p>
      <text:list xml:id="list5120992103387976600" text:style-name="L36">
        <text:list-item>
          <text:p text:style-name="P68">TASK : dir names ==&gt; use external file (TASKS-50)</text:p>
          <text:list>
            <text:list-item>
              <text:p text:style-name="P68">//next:20200927_115739 (FxUtilitiesController.php)</text:p>
            </text:list-item>
          </text:list>
        </text:list-item>
      </text:list>
      <text:p text:style-name="P7">[further]</text:p>
      <text:p text:style-name="P7"><text:soft-page-break/><text:line-break/><text:span text:style-name="T15">[/ XXX] 20200927_115822</text:span></text:p>
      <text:p text:style-name="P7"/>
      <text:p text:style-name="P7"><text:span text:style-name="T22">@@@</text:span></text:p>
      <text:p text:style-name="P7"><text:span text:style-name="T13">6.2.4_3</text:span>---------------------------------------------------------------------------</text:p>
      <text:p text:style-name="P19">[4] res free# JVEMV6 44#TASKS_49 / 44. currency / TASKS-49. combined-list-gen-stats / XXX</text:p>
      <text:p text:style-name="P7"/>
      <text:p text:style-name="P7">[do] <text:span text:style-name="T1">#_ </text:span></text:p>
      <text:list xml:id="list1877707053151870046" text:style-name="L37">
        <text:list-item>
          <text:p text:style-name="P69">REVIEW </text:p>
        </text:list-item>
        <text:list-item>
          <text:p text:style-name="P69">TASK-1</text:p>
        </text:list-item>
      </text:list>
      <text:p text:style-name="P7">[next]</text:p>
      <text:list xml:id="list3428204289337865305" text:style-name="L38">
        <text:list-item>
          <text:p text:style-name="P70">TASK</text:p>
        </text:list-item>
      </text:list>
      <text:p text:style-name="P7">[further]</text:p>
      <text:p text:style-name="P7"><text:line-break/><text:span text:style-name="T15">[/ XXX] </text:span></text:p>
      <text:p text:style-name="P76"/>
      <text:p text:style-name="P7"/>
      <text:p text:style-name="P7">------------------------------------------------ [TEMPLATE] 20191224_144528</text:p>
      <text:p text:style-name="P7"><text:span text:style-name="T13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7">[do] <text:span text:style-name="T1">#_ </text:span></text:p>
      <text:list xml:id="list32227442" text:continue-list="list8671481392244971747" text:style-name="L3">
        <text:list-item>
          <text:p text:style-name="P35"><text:soft-page-break/>REVIEW </text:p>
        </text:list-item>
        <text:list-item>
          <text:p text:style-name="P35">TASK-1</text:p>
        </text:list-item>
      </text:list>
      <text:p text:style-name="P7">[next]</text:p>
      <text:list xml:id="list2831131942023810444" text:style-name="L39">
        <text:list-item>
          <text:p text:style-name="P71">TASK</text:p>
        </text:list-item>
      </text:list>
      <text:p text:style-name="P7">[further]</text:p>
      <text:p text:style-name="P15"><text:line-break/><text:span text:style-name="T15">[/ XXX] </text:span></text:p>
      <text:p text:style-name="P24"/>
      <text:p text:style-name="P24"/>
      <text:p text:style-name="P24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4913688954887599971" text:style-name="L40">
        <text:list-item>
          <text:p text:style-name="P7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235872" text:continue-numbering="true" text:style-name="L40">
        <text:list-item>
          <text:p text:style-name="P72"/>
        </text:list-item>
      </text:list>
      <text:p text:style-name="P7">/ ------------------------------------------------------- [STEPS : start] 20191224_114459 /</text:p>
      <text:p text:style-name="P7"/>
      <text:p text:style-name="P7"><text:soft-page-break/>------------------------------------------------------- [STEPS : closing] 20191220_142139</text:p>
      <text:list xml:id="list3020624005597944711" text:style-name="L41">
        <text:list-item>
          <text:p text:style-name="P31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6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8325342360139659105" text:style-name="L42">
              <text:list-item>
                <text:p text:style-name="P95">M – w &gt; a (new window)</text:p>
              </text:list-item>
              <text:list-item>
                <text:p text:style-name="P95">doc 2 : select → session number</text:p>
              </text:list-item>
              <text:list-item>
                <text:p text:style-name="P95">doc 1</text:p>
                <text:list>
                  <text:list-item>
                    <text:p text:style-name="P95">DUP → template</text:p>
                  </text:list-item>
                  <text:list-item>
                    <text:p text:style-name="P95">session num → paste</text:p>
                  </text:list-item>
                  <text:list-item>
                    <text:p text:style-name="P95">datetime ==&gt; change to “XXX”</text:p>
                  </text:list-item>
                  <text:list-item>
                    <text:p text:style-name="P95">session num → update</text:p>
                  </text:list-item>
                </text:list>
              </text:list-item>
              <text:list-item>
                <text:p text:style-name="P95">doc 2 : select → session string</text:p>
              </text:list-item>
              <text:list-item>
                <text:p text:style-name="P9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7546247733510200573" text:style-name="L43">
              <text:list-item>
                <text:p text:style-name="P96">commit</text:p>
                <text:list>
                  <text:list-item>
                    <text:p text:style-name="P96">jve</text:p>
                  </text:list-item>
                  <text:list-item>
                    <text:p text:style-name="P9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0">###</text:p>
          </table:table-cell>
          <table:covered-table-cell/>
        </table:table-row>
        <table:table-row>
          <table:table-cell table:style-name="表5.A6" office:value-type="float" office:value="1">
            <text:p text:style-name="P29">1</text:p>
          </table:table-cell>
          <table:table-cell table:style-name="表5.A3" office:value-type="string">
            <text:p text:style-name="P28"><office:annotation office:name="__Annotation__8900_5646382082"><dc:creator>iwabuchi ken</dc:creator><dc:date>2020-06-18T17:30:51.58</dc:date><text:p text:style-name="P100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<text:s text:c="8"/></text:span><text:span text:style-name="T19"><text:s text:c="4"/></text:span><text:s text:c="31"/><text:span text:style-name="T5">[3] res free# JVEMV6 44#TASKS_49 / 44. currency / TASKS-49. combined-list-gen-stats / 20200927_110318</text:span></text:p>
          </table:table-cell>
        </table:table-row>
        <table:table-row>
          <table:table-cell table:style-name="表5.A6" office:value-type="float" office:value="2">
            <text:p text:style-name="P27">2</text:p>
          </table:table-cell>
          <table:table-cell table:style-name="表5.A3" office:value-type="string">
            <text:p text:style-name="P27"><office:annotation office:name="__Annotation__8900_56463820813"><dc:creator>iwabuchi ken</dc:creator><dc:date>2020-06-18T17:30:51.70</dc:date><text:p text:style-name="P100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5">[3] res free# JVEMV6 44#TASKS_49 / 44. currency / TASKS-49. combined-list-gen-stats / 20200927_110318</text:span></text:p>
          </table:table-cell>
        </table:table-row>
        <table:table-row>
          <table:table-cell table:style-name="表5.A6" office:value-type="float" office:value="3">
            <text:p text:style-name="P27">3</text:p>
          </table:table-cell>
          <table:table-cell table:style-name="表5.A3" office:value-type="string">
            <text:p text:style-name="P27"><office:annotation office:name="__Annotation__8900_564638208111"><dc:creator>iwabuchi ken</dc:creator><dc:date>2020-06-18T17:30:51.72</dc:date><text:p text:style-name="P100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11"/><text:span text:style-name="T17">\WORKS_2\WS\WS_Others.JVEMV6\JVEMV6\44_currency\10_prog-php\2_tester\end_all_jve.bat</text:span> <text:span text:style-name="T5">[3] res free# JVEMV6 44#TASKS_49 / 44. currency / TASKS-49. combined-list-gen-stats / 20200927_110318</text:span></text:p>
          </table:table-cell>
        </table:table-row>
        <table:table-row>
          <table:table-cell table:style-name="表5.A6" office:value-type="float" office:value="4">
            <text:p text:style-name="P27">4</text:p>
          </table:table-cell>
          <table:table-cell table:style-name="表5.A3" office:value-type="string">
            <text:p text:style-name="P27"><office:annotation office:name="__Annotation__8900_564638208121"><dc:creator>iwabuchi ken</dc:creator><dc:date>2020-06-18T17:30:51.72</dc:date><text:p text:style-name="P100"><text:span text:style-name="T25">https://stackoverflow.com/questions/357315/get-list-of-passed-arguments-in-windows-batch-script-bat</text:span></text:p></office:annotation><text:span text:style-name="T17">C:</text:span><office:annotation-end office:name="__Annotation__8900_564638208121"/><text:span text:style-name="T17">\WORKS_2\WS\WS_Others.JVEMV6\JVEMV6\44_currency\10_prog-php\2_tester\end_all_apps.bat</text:span> <text:span text:style-name="T5">[3] res free# JVEMV6 44#TASKS_49 / 44. currency / TASKS-49. combined-list-gen-stats / </text:span><text:soft-page-break/><text:span text:style-name="T5">20200927_110318</text:span></text:p>
          </table:table-cell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9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6163694743447586551" text:style-name="L44">
              <text:list-item>
                <text:p text:style-name="P97">doc 1 : select → git push, echo</text:p>
              </text:list-item>
              <text:list-item>
                <text:p text:style-name="P9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<text:span text:style-name="T9">C:\WORKS_2\WS\WS_Others.JVEMV6\JVEMV6\37_miscs\12_pro</text:span><text:span text:style-name="T9">grammin</text:span><text:span text:style-name="T9">g\3_fx-log-file\end_apps.bat &amp;&amp; echo.&gt;&gt; </text:span><text:span text:style-name="T9">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oj &amp;&amp; git add -A &amp;&amp; git commit -m ^"<text:span text:style-name="T10">[21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2">C:\WORKS_2\a.bat &amp;&amp; r c &amp;&amp; git add -A &amp;&amp; git commit -m ^"<text:span text:style-name="T10">[20] </text:span><text:span text:style-name="T10">res free# </text:span><text:span text:style-name="T10">JVEMV6 44#10.2.2_XX / 44. currency / 10. prog-php / </text:span><text:span text:style-name="T10">2. tester / 2. <text:s/></text:span><text:span text:style-name="T10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1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2189192935144894597" text:style-name="L45">
              <text:list-item>
                <text:p text:style-name="P98">eclipse</text:p>
              </text:list-item>
              <text:list-item>
                <text:p text:style-name="P98">mt4</text:p>
              </text:list-item>
              <text:list-item>
                <text:p text:style-name="P98">folders</text:p>
              </text:list-item>
              <text:list-item>
                <text:p text:style-name="P98">sakura files</text:p>
              </text:list-item>
              <text:list-item>
                <text:p text:style-name="P98">docs</text:p>
              </text:list-item>
            </text:list>
          </table:table-cell>
          <table:covered-table-cell/>
        </table:table-row>
      </table:table>
      <text:list xml:id="list32220959" text:continue-list="list3020624005597944711" text:style-name="L41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3"><text:span text:style-name="T9">C:\WORKS_2\WS\WS_Others.JVEMV6\JVEMV6\37_miscs\12_pro</text:span><text:span text:style-name="T9">grammin</text:span><text:span text:style-name="T9">g\3_fx-log-file\end_apps.bat &amp;&amp; echo.&gt;&gt; C:\WORKS_2\shortcuts_docs\start_log_JVE_44_10_2.[fx-php-</text:span><text:span text:style-name="T9">tester].bat &amp;&amp; </text:span><text:span text:style-name="T12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235291" text:continue-numbering="true" text:style-name="L41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4">C:\WORKS_2\WS\WS_Others.JVEMV6\JVEMV6\37_miscs\12_programmin</text:span><text:span text:style-name="T4">g\3_fx-log-file\end_apps.bat</text:span></text:p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1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2232342" text:continue-numbering="true" text:style-name="L41">
        <text:list-item>
          <text:p text:style-name="P31">move “<text:span text:style-name="T3">@@@</text:span>”</text:p>
        </text:list-item>
        <text:list-item>
          <text:p text:style-name="P73">DUP : template</text:p>
        </text:list-item>
      </text:list>
      <text:p text:style-name="P7"/>
      <text:p text:style-name="P7">/ ------------------------------------------------------- [STEPS : closing] 20191220_142139 /</text:p>
      <text:p text:style-name="P14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27T12:00:42.68</dc:date>
    <dc:creator>iwabuchi ken</dc:creator>
    <meta:editing-duration>P11DT8H8M2S</meta:editing-duration>
    <meta:editing-cycles>1789</meta:editing-cycles>
    <meta:generator>OpenOffice/4.1.3$Win32 OpenOffice.org_project/413m1$Build-9783</meta:generator>
    <meta:document-statistic meta:table-count="9" meta:image-count="0" meta:object-count="0" meta:page-count="30" meta:paragraph-count="504" meta:word-count="2013" meta:character-count="20475"/>
  </office:meta>
</office:document-meta>
</file>